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text-properties style:font-name="Liberation Serif" fo:language="fur" fo:country="IT" officeooo:rsid="00066727" officeooo:paragraph-rsid="00066727"/>
    </style:style>
    <style:style style:name="P6" style:family="paragraph" style:parent-style-name="Text_20_body">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text-properties style:font-name="Liberation Serif" fo:language="fur" fo:country="IT"/>
    </style:style>
    <style:style style:name="P10" style:family="paragraph" style:parent-style-name="Heading_20_2">
      <style:text-properties style:font-name="Liberation Serif" fo:language="fur" fo:country="IT" officeooo:rsid="000d4c48" officeooo:paragraph-rsid="000d4c48"/>
    </style:style>
    <style:style style:name="P11" style:family="paragraph" style:parent-style-name="Text_20_body">
      <style:text-properties style:font-name="Liberation Serif" fo:font-size="11pt" fo:language="fur" fo:country="IT" officeooo:paragraph-rsid="000a9702" style:font-size-asian="11pt" style:font-size-complex="11pt"/>
    </style:style>
    <style:style style:name="P12" style:family="paragraph" style:parent-style-name="Text_20_body">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text-properties style:font-name="Liberation Serif" officeooo:rsid="0013eb9b" officeooo:paragraph-rsid="0013eb9b"/>
    </style:style>
    <style:style style:name="P16" style:family="paragraph" style:parent-style-name="Text_20_body">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text-properties style:font-name="Liberation Serif" fo:font-size="11pt" officeooo:rsid="0013eb9b" officeooo:paragraph-rsid="0013eb9b" style:font-size-asian="11pt" style:font-size-complex="11pt"/>
    </style:style>
    <style:style style:name="P18" style:family="paragraph" style:parent-style-name="Text_20_body">
      <style:text-properties style:font-name="Liberation Serif" fo:font-size="11pt" officeooo:rsid="00146060" officeooo:paragraph-rsid="00146060" style:font-size-asian="11pt" style:font-size-complex="11pt"/>
    </style:style>
    <style:style style:name="P19" style:family="paragraph" style:parent-style-name="Heading_20_2">
      <style:text-properties style:font-name="Liberation Serif" officeooo:rsid="00190909" officeooo:paragraph-rsid="00190909"/>
    </style:style>
    <style:style style:name="P20" style:family="paragraph" style:parent-style-name="Text_20_body">
      <style:text-properties style:font-name="Liberation Serif" fo:font-size="11pt" officeooo:rsid="00197cd0" officeooo:paragraph-rsid="00197cd0" style:font-size-asian="9.60000038146973pt" style:font-size-complex="11pt"/>
    </style:style>
    <style:style style:name="P21" style:family="paragraph" style:parent-style-name="Text_20_body">
      <style:text-properties style:font-name="Liberation Serif" fo:font-size="11pt" officeooo:rsid="00241f11" officeooo:paragraph-rsid="00241f11" style:font-size-asian="9.60000038146973pt" style:font-size-complex="11pt"/>
    </style:style>
    <style:style style:name="P22" style:family="paragraph" style:parent-style-name="Heading_20_1">
      <style:text-properties style:font-name="Liberation Serif" fo:language="fur" fo:country="IT" officeooo:rsid="00163796" officeooo:paragraph-rsid="00163796"/>
    </style:style>
    <style:style style:name="P23" style:family="paragraph" style:parent-style-name="Heading_20_2">
      <style:text-properties style:font-name="Liberation Serif" fo:language="fur" fo:country="IT" officeooo:rsid="00197cd0" officeooo:paragraph-rsid="00197cd0"/>
    </style:style>
    <style:style style:name="P24" style:family="paragraph" style:parent-style-name="Text_20_body">
      <style:text-properties style:font-name="Liberation Serif" fo:font-size="11pt" fo:language="fur" fo:country="IT" officeooo:rsid="00197cd0" officeooo:paragraph-rsid="00197cd0" style:font-size-asian="11pt" style:font-size-complex="11pt"/>
    </style:style>
    <style:style style:name="P25" style:family="paragraph" style:parent-style-name="Text_20_body" style:list-style-name="L2">
      <style:text-properties style:font-name="Liberation Serif" fo:font-size="11pt" fo:language="fur" fo:country="IT" officeooo:rsid="00198610" officeooo:paragraph-rsid="00198610" style:font-size-asian="11pt" style:font-size-complex="11pt"/>
    </style:style>
    <style:style style:name="P26" style:family="paragraph" style:parent-style-name="Text_20_body">
      <style:text-properties style:font-name="Liberation Serif" fo:font-size="11pt" fo:language="fur" fo:country="IT" officeooo:rsid="00198610" officeooo:paragraph-rsid="00198610" style:font-size-asian="11pt" style:font-size-complex="11pt"/>
    </style:style>
    <style:style style:name="P27" style:family="paragraph" style:parent-style-name="Heading_20_2">
      <style:text-properties style:font-name="Liberation Serif" fo:language="fur" fo:country="IT" officeooo:rsid="00251f85" officeooo:paragraph-rsid="00251f85"/>
    </style:style>
    <style:style style:name="P28" style:family="paragraph" style:parent-style-name="Heading_20_3">
      <style:text-properties officeooo:rsid="00251f85" officeooo:paragraph-rsid="00251f85"/>
    </style:style>
    <style:style style:name="P29" style:family="paragraph" style:parent-style-name="Text_20_body">
      <style:text-properties fo:font-size="11pt" officeooo:rsid="001a7a6a" officeooo:paragraph-rsid="001a7a6a" style:font-size-asian="11pt" style:font-size-complex="11pt"/>
    </style:style>
    <style:style style:name="P30" style:family="paragraph" style:parent-style-name="Text_20_body" style:list-style-name="L3">
      <style:text-properties fo:font-size="11pt" officeooo:rsid="001a8c05" officeooo:paragraph-rsid="001a8c05" style:font-size-asian="11pt" style:font-size-complex="11pt"/>
    </style:style>
    <style:style style:name="P31" style:family="paragraph" style:parent-style-name="Text_20_body" style:list-style-name="L3">
      <style:text-properties fo:font-size="11pt" officeooo:rsid="001b93df" officeooo:paragraph-rsid="001b93df" style:font-size-asian="11pt" style:font-size-complex="11pt"/>
    </style:style>
    <style:style style:name="P32" style:family="paragraph" style:parent-style-name="Text_20_body">
      <style:text-properties fo:font-size="11pt" officeooo:rsid="001d86a7" officeooo:paragraph-rsid="001d86a7" style:font-size-asian="11pt" style:font-size-complex="11pt"/>
    </style:style>
    <style:style style:name="P33" style:family="paragraph" style:parent-style-name="Text_20_body" style:list-style-name="L4">
      <style:text-properties fo:font-size="11pt" officeooo:rsid="001d86a7" officeooo:paragraph-rsid="001d86a7" style:font-size-asian="11pt" style:font-size-complex="11pt"/>
    </style:style>
    <style:style style:name="P34" style:family="paragraph" style:parent-style-name="Text_20_body" style:list-style-name="L5">
      <style:text-properties fo:font-size="11pt" officeooo:rsid="001eb3d5" officeooo:paragraph-rsid="001eb3d5" style:font-size-asian="11pt" style:font-size-complex="11pt"/>
    </style:style>
    <style:style style:name="P35" style:family="paragraph" style:parent-style-name="Text_20_body" style:list-style-name="L5">
      <style:text-properties fo:font-size="11pt" officeooo:rsid="001eb3eb" officeooo:paragraph-rsid="001eb3eb" style:font-size-asian="11pt" style:font-size-complex="11pt"/>
    </style:style>
    <style:style style:name="P36" style:family="paragraph" style:parent-style-name="Text_20_body">
      <style:text-properties fo:font-size="11pt" officeooo:rsid="001eb3eb" officeooo:paragraph-rsid="001eb3eb" style:font-size-asian="11pt" style:font-size-complex="11pt"/>
    </style:style>
    <style:style style:name="P37" style:family="paragraph" style:parent-style-name="Text_20_body" style:list-style-name="L6">
      <style:text-properties fo:font-size="11pt" officeooo:rsid="001eb3eb" officeooo:paragraph-rsid="001eb3eb" style:font-size-asian="11pt" style:font-size-complex="11pt"/>
    </style:style>
    <style:style style:name="P38" style:family="paragraph" style:parent-style-name="Text_20_body">
      <style:text-properties fo:font-size="11pt" officeooo:rsid="0020a30d" officeooo:paragraph-rsid="0020a30d" style:font-size-asian="11pt" style:font-size-complex="11pt"/>
    </style:style>
    <style:style style:name="P39" style:family="paragraph" style:parent-style-name="Heading_20_3">
      <style:text-properties officeooo:rsid="00255a07" officeooo:paragraph-rsid="00255a07"/>
    </style:style>
    <style:style style:name="P40" style:family="paragraph" style:parent-style-name="Text_20_body">
      <style:text-properties fo:font-size="11pt" officeooo:rsid="00255a07" officeooo:paragraph-rsid="00255a07" style:font-size-asian="11pt" style:font-size-complex="11pt"/>
    </style:style>
    <style:style style:name="P41" style:family="paragraph" style:parent-style-name="Text_20_body" style:list-style-name="L7">
      <style:text-properties fo:font-size="11pt" officeooo:rsid="00255a07" officeooo:paragraph-rsid="00255a07" style:font-size-asian="11pt" style:font-size-complex="11pt"/>
    </style:style>
    <style:style style:name="P42" style:family="paragraph" style:parent-style-name="Text_20_body">
      <style:text-properties fo:font-size="11pt" officeooo:rsid="00255a07" officeooo:paragraph-rsid="002581de" style:font-size-asian="11pt" style:font-size-complex="11pt"/>
    </style:style>
    <style:style style:name="P43" style:family="paragraph" style:parent-style-name="Text_20_body">
      <style:text-properties fo:font-size="11pt" officeooo:rsid="002581de" officeooo:paragraph-rsid="002581de" style:font-size-asian="11pt" style:font-size-complex="11pt"/>
    </style:style>
    <style:style style:name="P44" style:family="paragraph" style:parent-style-name="Text_20_body">
      <style:text-properties fo:font-size="11pt" officeooo:rsid="00284191" officeooo:paragraph-rsid="00284191" style:font-size-asian="11pt" style:font-size-complex="11pt"/>
    </style:style>
    <style:style style:name="P45" style:family="paragraph" style:parent-style-name="Text_20_body">
      <style:text-properties fo:font-size="11pt" officeooo:rsid="002835a5" officeooo:paragraph-rsid="002835a5" style:font-size-asian="11pt" style:font-size-complex="11pt"/>
    </style:style>
    <style:style style:name="P46" style:family="paragraph" style:parent-style-name="Text_20_body">
      <style:text-properties fo:font-size="11pt" officeooo:rsid="00267b2d" officeooo:paragraph-rsid="00267b2d" style:font-size-asian="11pt" style:font-size-complex="11pt"/>
    </style:style>
    <style:style style:name="P47" style:family="paragraph" style:parent-style-name="Heading_20_1">
      <style:text-properties style:font-name="Liberation Serif" officeooo:rsid="00190909" officeooo:paragraph-rsid="00190909"/>
    </style:style>
    <style:style style:name="P48" style:family="paragraph" style:parent-style-name="Text_20_body">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1a8c05"/>
    </style:style>
    <style:style style:name="T9" style:family="text">
      <style:text-properties officeooo:rsid="001eb3d5"/>
    </style:style>
    <style:style style:name="T10" style:family="text">
      <style:text-properties officeooo:rsid="001eb3eb"/>
    </style:style>
    <style:style style:name="T11" style:family="text">
      <style:text-properties officeooo:rsid="00249e97"/>
    </style:style>
    <style:style style:name="T12" style:family="text">
      <style:text-properties officeooo:rsid="002581d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Il sistema dal punto di vista dell’utente<text:tab/>2</text:a></text:p>
          <text:p text:style-name="P3"><text:a xlink:type="simple" xlink:href="#__RefHeading___Toc750_2173405460" text:style-name="Index_20_Link" text:visited-style-name="Index_20_Link">Funzionamento interno<text:tab/>3</text:a></text:p>
          <text:p text:style-name="P4"><text:a xlink:type="simple" xlink:href="#__RefHeading___Toc288_314136130" text:style-name="Index_20_Link" text:visited-style-name="Index_20_Link">Il segnale<text:tab/>3</text:a></text:p>
          <text:p text:style-name="P2"><text:a xlink:type="simple" xlink:href="#__RefHeading___Toc752_2173405460" text:style-name="Index_20_Link" text:visited-style-name="Index_20_Link">Sviluppo emulatore del ricevitore FAAC XR2<text:tab/>4</text:a></text:p>
          <text:p text:style-name="P2"><text:a xlink:type="simple" xlink:href="#__RefHeading___Toc2038_913399367" text:style-name="Index_20_Link" text:visited-style-name="Index_20_Link">Conclusioni<text:tab/>4</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text:soft-page-break/>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h text:style-name="P22" text:outline-level="1"><text:bookmark-start text:name="__RefHeading___Toc746_2173405460"/>Studio del funzionamento<text:bookmark-end text:name="__RefHeading___Toc746_2173405460"/></text:h>
      <text:h text:style-name="P23" text:outline-level="2"><text:bookmark-start text:name="__RefHeading___Toc748_2173405460"/>Il sistema dal punto di vista dell’utente<text:bookmark-end text:name="__RefHeading___Toc748_2173405460"/></text:h>
      <text:p text:style-name="P24">Il sistema FAAC SLH <text:span text:style-name="T7">a 2 canali presenta due componenti:</text:span></text:p>
      <text:list text:style-name="L2">
        <text:list-item>
          <text:p text:style-name="P25">Il ricevitore: una PCB con due pulsanti per gestire tutte le funzioni di memorizzazione dei radiocomandi e 4 dipswitch per gestire la modalità di operazione</text:p>
        </text:list-item>
        <text:list-item>
          <text:p text:style-name="P25">I radiocomandi: semplici trasmettitori a due pulsanti e un led memorizzabili nel ricevitore</text:p>
        </text:list-item>
      </text:list>
      <text:p text:style-name="P26">Il ricevitore offre una semplice procedura per memorizzare e sincornizzare i radiocomandi, procedura dopo la quale il radiocomando potrà essere utilizzato per il suo scopo. Il sistema FAAC SLH è progettato per essere <text:soft-page-break/>tollerante: nel caso in cui alcuni segnali del trasmettitore non raggiungano la destinazione, il ricevitore si risincronizzerà (entro alcuni limiti) automaticamente. Il ricevitore non reagirà a segnali di trasmettitori sconosciuti o non sincronizzati.</text:p>
      <text:h text:style-name="P27" text:outline-level="2"><text:bookmark-start text:name="__RefHeading___Toc750_2173405460"/>I dati trasmessi<text:bookmark-end text:name="__RefHeading___Toc750_2173405460"/></text:h>
      <text:h text:style-name="P28" text:outline-level="3"><text:bookmark-start text:name="__RefHeading___Toc288_314136130"/>Trasmissione ed interpretazione<text:bookmark-end text:name="__RefHeading___Toc288_314136130"/></text:h>
      <text:p text:style-name="P29">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8">viene esportata dal Flipper Zero in un file (estensione sub) che riporta le seguenti informazioni:</text:span></text:p>
      <text:list text:style-name="L3">
        <text:list-item>
          <text:p text:style-name="P30">Filetype: il tipo e contenuto del file</text:p>
        </text:list-item>
        <text:list-item>
          <text:p text:style-name="P30">Version: un informazione interna riguardo la versione del’implementazione</text:p>
        </text:list-item>
        <text:list-item>
          <text:p text:style-name="P30">Frequenza: la frequenza di ricezione del segnale</text:p>
        </text:list-item>
        <text:list-item>
          <text:p text:style-name="P30">Preset: impostazioni di ricezione come modulazione e ampiezza d’onda</text:p>
        </text:list-item>
        <text:list-item>
          <text:p text:style-name="P31">Protocollo: il protocollo se risconosciuto (RAW se in modalità Raw)</text:p>
        </text:list-item>
        <text:list-item>
          <text:p text:style-name="P31">Data: la trasmissione effettivamente ricevuta</text:p>
        </text:list-item>
      </text:list>
      <text:p text:style-name="P32">Per la lettura di un segnale FAAC SLH si usano queste impostazioni:</text:p>
      <text:list text:style-name="L4">
        <text:list-item>
          <text:p text:style-name="P33">Frequenza: 433.92MHz</text:p>
        </text:list-item>
        <text:list-item>
          <text:p text:style-name="P33">Modulazione: AM270 (rappresenta una modulazione On/Off Keying con ampiezza d’onda di 270kHz)</text:p>
        </text:list-item>
      </text:list>
      <text:p text:style-name="P32">Una lettura così effettuata genererà un file il cui campo “Data” è popolato con una serie di numeri alternativamente positivi e negativi che rappresentano rispettivamente segnale alto e silenzio di lunghezza specificata dal valore assoluto del numero <text:span text:style-name="T9">(valore 1 = 1 microsecondo)</text:span>. <text:span text:style-name="T9">Osservando queste informazioni si possono estrarre numerose informazioni:</text:span></text:p>
      <text:list text:style-name="L5">
        <text:list-item>
          <text:p text:style-name="P34">Il segnale del trasmettitore sembra iniziare con un segnale di circa 150ms seguito da un silenzio lungo altrettanto.</text:p>
        </text:list-item>
        <text:list-item>
          <text:p text:style-name="P34">Una coppia di segnale di 0.3ms e silenzio di 0.3ms viene inviata 8 volte, questa sequenza sembra essere un segnale introduttivo che annuncia l’arrivo della sequenza di dati</text:p>
        </text:list-item>
        <text:list-item>
          <text:p text:style-name="P34">una coppia di un segnale lungo 1.1ms e un silenzio lungo altrettanto è inviata, questa sequenza sembra essere un preambolo alla sequenza di dati che rappresenta il payload principale</text:p>
        </text:list-item>
        <text:list-item>
          <text:p text:style-name="P34">64 coppie di segnale e silenzio sono inviate, questa sequenza sembra essere il payload della trasmissione. Queste coppie si configurano in solo due possibili modi:</text:p>
          <text:list>
            <text:list-item>
              <text:p text:style-name="P34">Segnale lungo (0.6ms) seguito da <text:span text:style-name="T10">silenzio</text:span> corto (0.3ms)</text:p>
            </text:list-item>
            <text:list-item>
              <text:p text:style-name="P34">Segnale corto (0.3ms) seguiro da <text:span text:style-name="T10">silenzio</text:span> lungo (0.6ms)</text:p>
            </text:list-item>
          </text:list>
        </text:list-item>
        <text:list-item>
          <text:p text:style-name="P35">A questo punto il segnale si ripete a partire dal preambolo fino al rilascio del pulsante del trasmettitore</text:p>
        </text:list-item>
      </text:list>
      <text:p text:style-name="P36"><text:soft-page-break/>Appare quindi chiaro che le 64 coppie segnale-silenzio rappresentino un payload di 64bit in cui ogni coppia rappresenta un bit 1 o 0.</text:p>
      <text:p text:style-name="P36">Il codice sorgente del firmware del Flipper Zero (sia originale che Unleashed) rivela che:</text:p>
      <text:list text:style-name="L6">
        <text:list-item>
          <text:p text:style-name="P37">Segnale corto seguito da silenzio lungo corrisponde al bit 0</text:p>
        </text:list-item>
        <text:list-item>
          <text:p text:style-name="P37">Segnale lungo seguito da silenzio corto corrisponde al bit 1</text:p>
        </text:list-item>
      </text:list>
      <text:p text:style-name="P38">A questo punto è triviale ottenere il payload a partire da questi dati, <text:span text:style-name="T11">una </text:span>funzione <text:span text:style-name="T11">per ciò è </text:span>già implementata nel Flipper Zero.</text:p>
      <text:h text:style-name="P39" text:outline-level="3">Struttura del pacchetto dati</text:h>
      <text:p text:style-name="P40">D’ora in poi con il termine “chiave” si intenderà il pacchetto dati di 64 bit inviato dal trasmettitore.</text:p>
      <text:p text:style-name="P40">Il trasmettitore FAAC SLH può trasmettere due chiavi differenti:</text:p>
      <text:list text:style-name="L7">
        <text:list-item>
          <text:p text:style-name="P41">Chiave normale: inviato alla pressione normale di uno dei pulsanti, è il pacchetto standard inviato quando ci si vuole autenticare col ricevitore.</text:p>
        </text:list-item>
        <text:list-item>
          <text:p text:style-name="P41">Chiave di programmazione: inviato alla pressione di uno dei pulsanti mentre il trasmettitore è in modalità “Programmazione”, all’interno del codice del firmware “Unleashed” viene soprannominato “Master Remote Prog Key”.</text:p>
        </text:list-item>
      </text:list>
      <text:p text:style-name="P40">Analizziamo prima la chiave normale che, secondo la rappresentazione esadecimale si 64 bit, prenderà questa forma:</text:p>
      <text:p text:style-name="P40">XX XX XX XY ZZ ZZ ZZ ZZ</text:p>
      <text:p text:style-name="P42">I 4 byte più significativi (XX XX XX XY) rappresentato quello che viene soprannominato “Code Fix”. Questa porzione contiene il numero seriale, <text:span text:style-name="T12">detto “Serial”,</text:span> del trasmettitore (XX XX XX X, 28 bit) e il valore del tasto premuto (Y, <text:span text:style-name="T12">4 bit), detto “Button”. Chiaramente il Serial non varia mai per un trasmettitore mentre il Button varia in base al pulsante premuto.</text:span></text:p>
      <text:p text:style-name="P40">I 4 byte (32 bit) meno significativi (ZZ ZZ ZZ ZZ) rappresentano quello che viene soprannominato “Code Hop”, ovvero il codice a rotazione in sé. Ovviamente il Code Hope cambia ad ogni trasmissione.</text:p>
      <text:p text:style-name="P43">Si potrebbe pensare a questi due elementi come l’username (il code fix) e la password (il code hop) di un tradizionale login form.</text:p>
      <text:p text:style-name="P44">Tuttavia è rilevante notare come, in base a test compiuti con l’ausilio del Flipper Zero che, grazie al firmware Unleashed, è in grado di emulare un trasmettitore, appaia che il ricevitore accetti esclusivamente trasmettitori con serial che rientrano nel range [A0 00 00 00 – A0 FF FF FF].</text:p>
      <text:p text:style-name="P45">Analizziamo ora la chiave di programmazione che prende questa forma:</text:p>
      <text:p text:style-name="P45">52 0F XX XX XX XX YY 00</text:p>
      <text:p text:style-name="P45">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6">La chiave è trasferita in modalità Big Endian.</text:p>
      <text:h text:style-name="P9" text:outline-level="1"><text:bookmark-start text:name="__RefHeading___Toc752_2173405460"/><text:soft-page-break/>Sviluppo emulatore del ricevitore FAAC XR2<text:bookmark-end text:name="__RefHeading___Toc752_2173405460"/></text:h>
      <text:h text:style-name="P47" text:outline-level="1"><text:bookmark-start text:name="__RefHeading___Toc2038_913399367"/>Conclusioni<text:bookmark-end text:name="__RefHeading___Toc2038_913399367"/></text:h>
      <text:p text:style-name="P48"><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17T17:49:20.249722928</dc:date>
    <meta:editing-duration>PT4H41M17S</meta:editing-duration>
    <meta:editing-cycles>36</meta:editing-cycles>
    <meta:generator>LibreOffice/25.2.2.2$Linux_X86_64 LibreOffice_project/520$Build-2</meta:generator>
    <meta:document-statistic meta:table-count="0" meta:image-count="0" meta:object-count="0" meta:page-count="5" meta:paragraph-count="82" meta:word-count="1535" meta:character-count="9873" meta:non-whitespace-character-count="8439"/>
  </office:meta>
</office:document-meta>
</file>